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6b13d" officeooo:paragraph-rsid="0006b13d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6b13d" officeooo:paragraph-rsid="0006b13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Header">
      <style:text-properties fo:color="#800000" officeooo:rsid="0005e4e5" officeooo:paragraph-rsid="0005e4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8"><text:a xlink:type="simple" xlink:href="http://tecnologie-web.studenti.math.unipd.it/tecweb/~csindico/">http://tecnologie-web.studenti.math.unipd.it/tecweb/~csindico/</text:a></text:p>
      <text:p text:style-name="P8"/>
      <text:p text:style-name="P8"/>
      <text:p text:style-name="P6">Dati login:</text:p>
      <text:p text:style-name="P9"/>
      <text:p text:style-name="P9">username:admin</text:p>
      <text:p text:style-name="P9">password:admin</text:p>
      <text:p text:style-name="P9"/>
      <text:p text:style-name="P7">Anno accademico:</text:p>
      <text:p text:style-name="P9">2015-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5e4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sto provvisorio non formatta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07:23.699412271</dc:date>
    <meta:editing-duration>PT3M22S</meta:editing-duration>
    <meta:editing-cycles>2</meta:editing-cycles>
    <meta:document-statistic meta:table-count="0" meta:image-count="0" meta:object-count="0" meta:page-count="1" meta:paragraph-count="15" meta:word-count="37" meta:character-count="383" meta:non-whitespace-character-count="361"/>
  </office:meta>
</office:document-meta>
</file>